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"/>IDENTIFICATION DIVISION.</text:p>
      <text:p text:style-name="Standard"><text:s text:c="7"/>PROGRAM-ID. <text:s/>WRITE-PDS.</text:p>
      <text:p text:style-name="Standard"><text:s text:c="7"/>ENVIRONMENT DIVISION.</text:p>
      <text:p text:style-name="Standard"><text:s text:c="7"/>INPUT-OUTPUT SECTION.</text:p>
      <text:p text:style-name="Standard"><text:s text:c="7"/>FILE-CONTROL.</text:p>
      <text:p text:style-name="Standard"><text:s text:c="11"/>SELECT PDS-FILE ASSIGN TO 'MY.PDS(MYMEMBER)'</text:p>
      <text:p text:style-name="Standard"><text:s text:c="15"/>ORGANIZATION IS SEQUENTIAL.</text:p>
      <text:p text:style-name="Standard"><text:s text:c="7"/>DATA DIVISION.</text:p>
      <text:p text:style-name="Standard"><text:s text:c="7"/>FILE SECTION.</text:p>
      <text:p text:style-name="Standard"><text:s text:c="7"/>FD <text:s/>PDS-FILE</text:p>
      <text:p text:style-name="Standard"><text:s text:c="11"/>RECORDING MODE IS F.</text:p>
      <text:p text:style-name="Standard"><text:s text:c="7"/>01 <text:s/>PDS-REC <text:s/>PIC X(50).</text:p>
      <text:p text:style-name="Standard"><text:s text:c="7"/>WORKING-STORAGE SECTION.</text:p>
      <text:p text:style-name="Standard"><text:s text:c="7"/>01 <text:s/>WS-DATA.</text:p>
      <text:p text:style-name="Standard"><text:s text:c="11"/>05 <text:s/>WS-RECORDS OCCURS 6 TIMES INDEXED BY IDX.</text:p>
      <text:p text:style-name="Standard"><text:s text:c="15"/>10 WS-STRING <text:s/>PIC X(50).</text:p>
      <text:p text:style-name="Standard"><text:s text:c="7"/>PROCEDURE DIVISION.</text:p>
      <text:p text:style-name="Standard"><text:s text:c="7"/>MAIN-PROCEDURE.</text:p>
      <text:p text:style-name="Standard"><text:s text:c="11"/>MOVE 'A/1' TO WS-STRING(1).</text:p>
      <text:p text:style-name="Standard"><text:s text:c="11"/>MOVE 'AA/11' TO WS-STRING(2).</text:p>
      <text:p text:style-name="Standard"><text:s text:c="11"/>MOVE 'AAA/111' TO WS-STRING(3).</text:p>
      <text:p text:style-name="Standard"><text:s text:c="11"/>MOVE 'AAAAAAAAAAAAAAAAAAAAAAAAAA/333333333' TO WS-STRING(4).</text:p>
      <text:p text:style-name="Standard"><text:s text:c="11"/>MOVE 'ABCDEFG/1234567' TO WS-STRING(5).</text:p>
      <text:p text:style-name="Standard"><text:s text:c="11"/>MOVE 'ABCDEFGHIJKLMNOPQRSTUVWXYZ/01234567890123456789' TO WS-STRING(6).</text:p>
      <text:p text:style-name="Standard"><text:s text:c="11"/></text:p>
      <text:p text:style-name="Standard"><text:s text:c="11"/>OPEN OUTPUT PDS-FILE.</text:p>
      <text:p text:style-name="Standard"><text:s text:c="11"/>PERFORM VARYING IDX FROM 1 BY 1 UNTIL IDX &gt; 6</text:p>
      <text:p text:style-name="Standard"><text:s text:c="15"/>MOVE WS-STRING(IDX) TO PDS-REC</text:p>
      <text:p text:style-name="Standard"><text:s text:c="15"/>WRITE PDS-REC</text:p>
      <text:p text:style-name="Standard"><text:s text:c="11"/>END-PERFORM.</text:p>
      <text:p text:style-name="Standard"><text:s text:c="11"/>CLOSE PDS-FILE.</text:p>
      <text:p text:style-name="Standard"><text:s text:c="11"/>STOP RU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7:33:20.233385701</meta:creation-date>
    <dc:date>2025-03-20T17:33:26.073721724</dc:date>
    <meta:editing-duration>PT6S</meta:editing-duration>
    <meta:editing-cycles>1</meta:editing-cycles>
    <meta:document-statistic meta:table-count="0" meta:image-count="0" meta:object-count="0" meta:page-count="1" meta:paragraph-count="32" meta:word-count="99" meta:character-count="1112" meta:non-whitespace-character-count="721"/>
    <meta:generator>LibreOffice/24.2.7.2$Linux_X86_64 LibreOffice_project/420$Build-2</meta:generator>
  </office:meta>
</office:document-meta>
</file>